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" table:style-name="ta1">
        <table:shapes>
          <draw:frame draw:z-index="0" draw:style-name="gr1" draw:text-style-name="P1" svg:width="6.2988in" svg:height="3.5429in" svg:x="8.9713in" svg:y="10.672in">
            <draw:object draw:notify-on-update-of-ranges="l.K1:l.K1 l.K2:l.K193 l.L1:l.L1 l.L2:l.L193 l.K1:l.K1 l.K2:l.K193 l.M1:l.M1 l.M2:l.M193 l.K1:l.K1 l.K2:l.K193 l.N1:l.N1 l.N2:l.N193 l.K1:l.K1 l.K2:l.K193 l.O1:l.O1 l.O2:l.O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2in" svg:height="3.5453in" svg:x="8.9028in" svg:y="6.6803in">
            <draw:object draw:notify-on-update-of-ranges="l.E1:l.E1 l.E2:l.E193 l.F1:l.F1 l.F2:l.F193 l.E1:l.E1 l.E2:l.E193 l.G1:l.G1 l.G2:l.G193 l.E1:l.E1 l.E2:l.E193 l.H1:l.H1 l.H2:l.H193 l.E1:l.E1 l.E2:l.E193 l.I1:l.I1 l.I2:l.I19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0437in" svg:y="2.8421in">
            <draw:object draw:notify-on-update-of-ranges="l.Q1:l.Q1 l.Q2:l.Q193 l.R1:l.R1 l.R2:l.R193 l.Q1:l.Q1 l.Q2:l.Q193 l.S1:l.S1 l.S2:l.S193 l.Q1:l.Q1 l.Q2:l.Q193 l.T1:l.T1 l.T2:l.T193 l.Q1:l.Q1 l.Q2:l.Q193 l.U1:l.U1 l.U2:l.U19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number-columns-repeated="3"/>
          <table:table-cell office:value-type="string" calcext:value-type="string">
            <text:p>L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server2</text:p>
          </table:table-cell>
          <table:table-cell office:value-type="string" calcext:value-type="string">
            <text:p>server3</text:p>
          </table:table-cell>
          <table:table-cell office:value-type="string" calcext:value-type="string">
            <text:p>server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server2</text:p>
          </table:table-cell>
          <table:table-cell office:value-type="string" calcext:value-type="string">
            <text:p>server3</text:p>
          </table:table-cell>
          <table:table-cell office:value-type="string" calcext:value-type="string">
            <text:p>server4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erver1</text:p>
          </table:table-cell>
          <table:table-cell office:value-type="string" calcext:value-type="string">
            <text:p>server2</text:p>
          </table:table-cell>
          <table:table-cell office:value-type="string" calcext:value-type="string">
            <text:p>server3</text:p>
          </table:table-cell>
          <table:table-cell office:value-type="string" calcext:value-type="string">
            <text:p>server4</text:p>
          </table:table-cell>
        </table:table-row>
        <table:table-row table:style-name="ro1">
          <table:table-cell table:number-columns-repeated="4"/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01" calcext:value-type="float">
            <text:p>1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011" calcext:value-type="float">
            <text:p>1.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11" calcext:value-type="float">
            <text:p>1.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1" calcext:value-type="float">
            <text:p>1.0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012" calcext:value-type="float">
            <text:p>1.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12" calcext:value-type="float">
            <text:p>1.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012" calcext:value-type="float">
            <text:p>1.0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.013" calcext:value-type="float">
            <text:p>1.0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.013" calcext:value-type="float">
            <text:p>1.0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.013" calcext:value-type="float">
            <text:p>1.01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.014" calcext:value-type="float">
            <text:p>1.0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.014" calcext:value-type="float">
            <text:p>1.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.015" calcext:value-type="float">
            <text:p>1.0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5" calcext:value-type="float">
            <text:p>1.0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.016" calcext:value-type="float">
            <text:p>1.0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16" calcext:value-type="float">
            <text:p>1.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.016" calcext:value-type="float">
            <text:p>1.01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.017" calcext:value-type="float">
            <text:p>1.017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017" calcext:value-type="float">
            <text:p>1.017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.018" calcext:value-type="float">
            <text:p>1.0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.018" calcext:value-type="float">
            <text:p>1.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018" calcext:value-type="float">
            <text:p>1.0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.019" calcext:value-type="float">
            <text:p>1.0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.019" calcext:value-type="float">
            <text:p>1.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019" calcext:value-type="float">
            <text:p>1.0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.02" calcext:value-type="float">
            <text:p>1.0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" calcext:value-type="float">
            <text:p>1.0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.021" calcext:value-type="float">
            <text:p>1.021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1" calcext:value-type="float">
            <text:p>1.02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.022" calcext:value-type="float">
            <text:p>1.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2" calcext:value-type="float">
            <text:p>1.0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.023" calcext:value-type="float">
            <text:p>1.0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.023" calcext:value-type="float">
            <text:p>1.0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3" calcext:value-type="float">
            <text:p>1.02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.024" calcext:value-type="float">
            <text:p>1.0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4" calcext:value-type="float">
            <text:p>1.0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.025" calcext:value-type="float">
            <text:p>1.02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1.025" calcext:value-type="float">
            <text:p>1.0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5" calcext:value-type="float">
            <text:p>1.02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.026" calcext:value-type="float">
            <text:p>1.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.027" calcext:value-type="float">
            <text:p>1.0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.027" calcext:value-type="float">
            <text:p>1.0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.027" calcext:value-type="float">
            <text:p>1.0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.028" calcext:value-type="float">
            <text:p>1.02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028" calcext:value-type="float">
            <text:p>1.0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028" calcext:value-type="float">
            <text:p>1.02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.029" calcext:value-type="float">
            <text:p>1.029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1.029" calcext:value-type="float">
            <text:p>1.0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029" calcext:value-type="float">
            <text:p>1.02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.03" calcext:value-type="float">
            <text:p>1.0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.031" calcext:value-type="float">
            <text:p>1.0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.031" calcext:value-type="float">
            <text:p>1.0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031" calcext:value-type="float">
            <text:p>1.03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.032" calcext:value-type="float">
            <text:p>1.03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032" calcext:value-type="float">
            <text:p>1.0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032" calcext:value-type="float">
            <text:p>1.03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.033" calcext:value-type="float">
            <text:p>1.033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office:value-type="float" office:value="1.033" calcext:value-type="float">
            <text:p>1.0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033" calcext:value-type="float">
            <text:p>1.033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.99235" calcext:value-type="float">
            <text:p>1.992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.74654" calcext:value-type="float">
            <text:p>1.7465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99235" calcext:value-type="float">
            <text:p>1.992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" calcext:value-type="float">
            <text:p>2.01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office:value-type="float" office:value="1.78733" calcext:value-type="float">
            <text:p>1.7873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1" calcext:value-type="float">
            <text:p>2.0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1.90646" calcext:value-type="float">
            <text:p>1.906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11" calcext:value-type="float">
            <text:p>2.0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137" calcext:value-type="float">
            <text:p>2.011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99942" calcext:value-type="float">
            <text:p>1.9994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1137" calcext:value-type="float">
            <text:p>2.011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.012" calcext:value-type="float">
            <text:p>2.0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12" calcext:value-type="float">
            <text:p>2.0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.013" calcext:value-type="float">
            <text:p>2.0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2.011" calcext:value-type="float">
            <text:p>2.0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13" calcext:value-type="float">
            <text:p>2.0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4" calcext:value-type="float">
            <text:p>2.0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012" calcext:value-type="float">
            <text:p>2.0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14" calcext:value-type="float">
            <text:p>2.0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5" calcext:value-type="float">
            <text:p>2.015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2.013" calcext:value-type="float">
            <text:p>2.0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6" calcext:value-type="float">
            <text:p>2.0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2.014" calcext:value-type="float">
            <text:p>2.0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16" calcext:value-type="float">
            <text:p>2.0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63" calcext:value-type="float">
            <text:p>2.0163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163" calcext:value-type="float">
            <text:p>2.01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.017" calcext:value-type="float">
            <text:p>2.0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2.016" calcext:value-type="float">
            <text:p>2.0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17" calcext:value-type="float">
            <text:p>2.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018" calcext:value-type="float">
            <text:p>2.0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.017" calcext:value-type="float">
            <text:p>2.0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018" calcext:value-type="float">
            <text:p>2.0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019" calcext:value-type="float">
            <text:p>2.01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018" calcext:value-type="float">
            <text:p>2.0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019" calcext:value-type="float">
            <text:p>2.01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01987" calcext:value-type="float">
            <text:p>2.0198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.019" calcext:value-type="float">
            <text:p>2.0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01985" calcext:value-type="float">
            <text:p>2.0198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02" calcext:value-type="float">
            <text:p>2.0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02" calcext:value-type="float">
            <text:p>2.0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021" calcext:value-type="float">
            <text:p>2.021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2.021" calcext:value-type="float">
            <text:p>2.0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021" calcext:value-type="float">
            <text:p>2.021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022" calcext:value-type="float">
            <text:p>2.0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.022" calcext:value-type="float">
            <text:p>2.0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022" calcext:value-type="float">
            <text:p>2.0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023" calcext:value-type="float">
            <text:p>2.02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2.023" calcext:value-type="float">
            <text:p>2.02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023" calcext:value-type="float">
            <text:p>2.02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024" calcext:value-type="float">
            <text:p>2.02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.024" calcext:value-type="float">
            <text:p>2.0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024" calcext:value-type="float">
            <text:p>2.02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025" calcext:value-type="float">
            <text:p>2.025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025" calcext:value-type="float">
            <text:p>2.025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026" calcext:value-type="float">
            <text:p>2.0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2.026" calcext:value-type="float">
            <text:p>2.0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26" calcext:value-type="float">
            <text:p>2.0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027" calcext:value-type="float">
            <text:p>2.02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2.027" calcext:value-type="float">
            <text:p>2.0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27" calcext:value-type="float">
            <text:p>2.02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028" calcext:value-type="float">
            <text:p>2.02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028" calcext:value-type="float">
            <text:p>2.02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028" calcext:value-type="float">
            <text:p>2.02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029" calcext:value-type="float">
            <text:p>2.029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2.029" calcext:value-type="float">
            <text:p>2.02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029" calcext:value-type="float">
            <text:p>2.029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.03" calcext:value-type="float">
            <text:p>2.0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.031" calcext:value-type="float">
            <text:p>2.03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.031" calcext:value-type="float">
            <text:p>2.0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031" calcext:value-type="float">
            <text:p>2.03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.032" calcext:value-type="float">
            <text:p>2.03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032" calcext:value-type="float">
            <text:p>2.03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032" calcext:value-type="float">
            <text:p>2.03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.033" calcext:value-type="float">
            <text:p>2.033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2.033" calcext:value-type="float">
            <text:p>2.0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033" calcext:value-type="float">
            <text:p>2.033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24834" calcext:value-type="float">
            <text:p>2.248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.34971" calcext:value-type="float">
            <text:p>2.349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24844" calcext:value-type="float">
            <text:p>2.2484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30758" calcext:value-type="float">
            <text:p>2.307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41625" calcext:value-type="float">
            <text:p>2.4162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2868" calcext:value-type="float">
            <text:p>2.28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30985" calcext:value-type="float">
            <text:p>2.3098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41802" calcext:value-type="float">
            <text:p>2.418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30757" calcext:value-type="float">
            <text:p>2.307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31138" calcext:value-type="float">
            <text:p>2.311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4929" calcext:value-type="float">
            <text:p>2.49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31791" calcext:value-type="float">
            <text:p>2.3179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31791" calcext:value-type="float">
            <text:p>2.3179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56857" calcext:value-type="float">
            <text:p>2.5685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34383" calcext:value-type="float">
            <text:p>2.343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34422" calcext:value-type="float">
            <text:p>2.344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66259" calcext:value-type="float">
            <text:p>2.6625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34422" calcext:value-type="float">
            <text:p>2.344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35683" calcext:value-type="float">
            <text:p>2.356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69829" calcext:value-type="float">
            <text:p>2.698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36405" calcext:value-type="float">
            <text:p>2.3640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3783" calcext:value-type="float">
            <text:p>2.378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83706" calcext:value-type="float">
            <text:p>2.8370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38407" calcext:value-type="float">
            <text:p>2.384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40359" calcext:value-type="float">
            <text:p>2.4035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95865" calcext:value-type="float">
            <text:p>2.9586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38588" calcext:value-type="float">
            <text:p>2.3858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4221" calcext:value-type="float">
            <text:p>2.42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98753" calcext:value-type="float">
            <text:p>2.9875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40547" calcext:value-type="float">
            <text:p>2.405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2.43016" calcext:value-type="float">
            <text:p>2.430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.98956" calcext:value-type="float">
            <text:p>2.9895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42515" calcext:value-type="float">
            <text:p>2.425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.43076" calcext:value-type="float">
            <text:p>2.430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.9925" calcext:value-type="float">
            <text:p>2.99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42802" calcext:value-type="float">
            <text:p>2.428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50755" calcext:value-type="float">
            <text:p>2.507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44484" calcext:value-type="float">
            <text:p>2.444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53245" calcext:value-type="float">
            <text:p>2.5324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011" calcext:value-type="float">
            <text:p>3.0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55224" calcext:value-type="float">
            <text:p>2.5522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59306" calcext:value-type="float">
            <text:p>2.593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012" calcext:value-type="float">
            <text:p>3.0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60439" calcext:value-type="float">
            <text:p>2.604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59488" calcext:value-type="float">
            <text:p>2.594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013" calcext:value-type="float">
            <text:p>3.0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.60453" calcext:value-type="float">
            <text:p>2.6045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.73289" calcext:value-type="float">
            <text:p>2.732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014" calcext:value-type="float">
            <text:p>3.01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7307" calcext:value-type="float">
            <text:p>2.73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.75634" calcext:value-type="float">
            <text:p>2.7563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015" calcext:value-type="float">
            <text:p>3.0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81163" calcext:value-type="float">
            <text:p>2.8116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80587" calcext:value-type="float">
            <text:p>2.8058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16" calcext:value-type="float">
            <text:p>3.0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95835" calcext:value-type="float">
            <text:p>2.9583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98575" calcext:value-type="float">
            <text:p>2.985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17" calcext:value-type="float">
            <text:p>3.0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.98957" calcext:value-type="float">
            <text:p>2.989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18" calcext:value-type="float">
            <text:p>3.0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1" calcext:value-type="float">
            <text:p>3.0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.01" calcext:value-type="float">
            <text:p>3.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19" calcext:value-type="float">
            <text:p>3.0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2" calcext:value-type="float">
            <text:p>3.012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.011" calcext:value-type="float">
            <text:p>3.01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3" calcext:value-type="float">
            <text:p>3.01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.012" calcext:value-type="float">
            <text:p>3.0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21" calcext:value-type="float">
            <text:p>3.0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4" calcext:value-type="float">
            <text:p>3.0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.013" calcext:value-type="float">
            <text:p>3.0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22" calcext:value-type="float">
            <text:p>3.0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5" calcext:value-type="float">
            <text:p>3.0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.014" calcext:value-type="float">
            <text:p>3.014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office:value-type="float" office:value="3.023" calcext:value-type="float">
            <text:p>3.0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6" calcext:value-type="float">
            <text:p>3.016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.015" calcext:value-type="float">
            <text:p>3.0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3.024" calcext:value-type="float">
            <text:p>3.0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17" calcext:value-type="float">
            <text:p>3.01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.016" calcext:value-type="float">
            <text:p>3.0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.025" calcext:value-type="float">
            <text:p>3.02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18" calcext:value-type="float">
            <text:p>3.0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.017" calcext:value-type="float">
            <text:p>3.01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026" calcext:value-type="float">
            <text:p>3.0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19" calcext:value-type="float">
            <text:p>3.0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.018" calcext:value-type="float">
            <text:p>3.018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3.027" calcext:value-type="float">
            <text:p>3.0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2" calcext:value-type="float">
            <text:p>3.02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.019" calcext:value-type="float">
            <text:p>3.01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3.028" calcext:value-type="float">
            <text:p>3.0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21" calcext:value-type="float">
            <text:p>3.02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3.02" calcext:value-type="float">
            <text:p>3.0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3.029" calcext:value-type="float">
            <text:p>3.0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022" calcext:value-type="float">
            <text:p>3.0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3.021" calcext:value-type="float">
            <text:p>3.02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023" calcext:value-type="float">
            <text:p>3.0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3.022" calcext:value-type="float">
            <text:p>3.022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3.031" calcext:value-type="float">
            <text:p>3.03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024" calcext:value-type="float">
            <text:p>3.024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3.023" calcext:value-type="float">
            <text:p>3.0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3.032" calcext:value-type="float">
            <text:p>3.0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.025" calcext:value-type="float">
            <text:p>3.02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024" calcext:value-type="float">
            <text:p>3.02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3.033" calcext:value-type="float">
            <text:p>3.03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.026" calcext:value-type="float">
            <text:p>3.0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025" calcext:value-type="float">
            <text:p>3.02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03327" calcext:value-type="float">
            <text:p>3.033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027" calcext:value-type="float">
            <text:p>3.0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026" calcext:value-type="float">
            <text:p>3.026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3.05532" calcext:value-type="float">
            <text:p>3.055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028" calcext:value-type="float">
            <text:p>3.028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027" calcext:value-type="float">
            <text:p>3.02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3.08142" calcext:value-type="float">
            <text:p>3.081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29" calcext:value-type="float">
            <text:p>3.02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3.028" calcext:value-type="float">
            <text:p>3.02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3.13734" calcext:value-type="float">
            <text:p>3.137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3.029" calcext:value-type="float">
            <text:p>3.02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22046" calcext:value-type="float">
            <text:p>3.2204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31" calcext:value-type="float">
            <text:p>3.0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3.03" calcext:value-type="float">
            <text:p>3.03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3.32263" calcext:value-type="float">
            <text:p>3.3226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032" calcext:value-type="float">
            <text:p>3.03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3.031" calcext:value-type="float">
            <text:p>3.03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office:value-type="float" office:value="3.5148" calcext:value-type="float">
            <text:p>3.51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033" calcext:value-type="float">
            <text:p>3.03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3.032" calcext:value-type="float">
            <text:p>3.03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3.51667" calcext:value-type="float">
            <text:p>3.5166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.12323" calcext:value-type="float">
            <text:p>3.12323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3.033" calcext:value-type="float">
            <text:p>3.03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.54419" calcext:value-type="float">
            <text:p>3.544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.25544" calcext:value-type="float">
            <text:p>3.2554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1676" calcext:value-type="float">
            <text:p>3.167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67589" calcext:value-type="float">
            <text:p>3.6758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.38397" calcext:value-type="float">
            <text:p>3.3839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28082" calcext:value-type="float">
            <text:p>3.28082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67597" calcext:value-type="float">
            <text:p>3.6759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.67583" calcext:value-type="float">
            <text:p>3.6758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41459" calcext:value-type="float">
            <text:p>3.4145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93482" calcext:value-type="float">
            <text:p>3.9348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.77978" calcext:value-type="float">
            <text:p>3.7797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69941" calcext:value-type="float">
            <text:p>3.699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95034" calcext:value-type="float">
            <text:p>3.950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.82102" calcext:value-type="float">
            <text:p>3.821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70565" calcext:value-type="float">
            <text:p>3.705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.86216" calcext:value-type="float">
            <text:p>3.862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71028" calcext:value-type="float">
            <text:p>3.710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1" calcext:value-type="float">
            <text:p>4.0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.86606" calcext:value-type="float">
            <text:p>3.8660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73175" calcext:value-type="float">
            <text:p>3.731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2" calcext:value-type="float">
            <text:p>4.0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.93499" calcext:value-type="float">
            <text:p>3.9349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79393" calcext:value-type="float">
            <text:p>3.7939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3" calcext:value-type="float">
            <text:p>4.0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95662" calcext:value-type="float">
            <text:p>3.956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84208" calcext:value-type="float">
            <text:p>3.8420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4" calcext:value-type="float">
            <text:p>4.0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.962" calcext:value-type="float">
            <text:p>3.9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87393" calcext:value-type="float">
            <text:p>3.8739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5" calcext:value-type="float">
            <text:p>4.0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89573" calcext:value-type="float">
            <text:p>3.8957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6" calcext:value-type="float">
            <text:p>4.0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011" calcext:value-type="float">
            <text:p>4.0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3.9244" calcext:value-type="float">
            <text:p>3.924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017" calcext:value-type="float">
            <text:p>4.0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012" calcext:value-type="float">
            <text:p>4.0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4.01" calcext:value-type="float">
            <text:p>4.01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float" office:value="4.018" calcext:value-type="float">
            <text:p>4.0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.013" calcext:value-type="float">
            <text:p>4.0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011" calcext:value-type="float">
            <text:p>4.0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4.019" calcext:value-type="float">
            <text:p>4.0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012" calcext:value-type="float">
            <text:p>4.0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.015" calcext:value-type="float">
            <text:p>4.0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013" calcext:value-type="float">
            <text:p>4.01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.021" calcext:value-type="float">
            <text:p>4.0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.016" calcext:value-type="float">
            <text:p>4.0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014" calcext:value-type="float">
            <text:p>4.014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4.022" calcext:value-type="float">
            <text:p>4.0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.017" calcext:value-type="float">
            <text:p>4.0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.015" calcext:value-type="float">
            <text:p>4.0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4.023" calcext:value-type="float">
            <text:p>4.0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018" calcext:value-type="float">
            <text:p>4.0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.016" calcext:value-type="float">
            <text:p>4.01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4.024" calcext:value-type="float">
            <text:p>4.0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019" calcext:value-type="float">
            <text:p>4.0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.017" calcext:value-type="float">
            <text:p>4.01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025" calcext:value-type="float">
            <text:p>4.0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02" calcext:value-type="float">
            <text:p>4.0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.018" calcext:value-type="float">
            <text:p>4.018</text:p>
          </table:table-cell>
          <table:table-cell table:number-columns-repeated="4" office:value-type="float" office:value="11" calcext:value-type="float">
            <text:p>11</text:p>
          </table:table-cell>
          <table:table-cell/>
          <table:table-cell office:value-type="float" office:value="4.026" calcext:value-type="float">
            <text:p>4.0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021" calcext:value-type="float">
            <text:p>4.0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019" calcext:value-type="float">
            <text:p>4.01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office:value-type="float" office:value="4.027" calcext:value-type="float">
            <text:p>4.0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022" calcext:value-type="float">
            <text:p>4.0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02" calcext:value-type="float">
            <text:p>4.0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4.028" calcext:value-type="float">
            <text:p>4.02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23" calcext:value-type="float">
            <text:p>4.0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021" calcext:value-type="float">
            <text:p>4.02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029" calcext:value-type="float">
            <text:p>4.0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2355" calcext:value-type="float">
            <text:p>4.0235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022" calcext:value-type="float">
            <text:p>4.022</text:p>
          </table:table-cell>
          <table:table-cell table:number-columns-repeated="4" office:value-type="float" office:value="12" calcext:value-type="float">
            <text:p>12</text:p>
          </table:table-cell>
          <table:table-cell/>
          <table:table-cell office:value-type="float" office:value="4.03" calcext:value-type="float">
            <text:p>4.0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024" calcext:value-type="float">
            <text:p>4.0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023" calcext:value-type="float">
            <text:p>4.0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/>
          <table:table-cell office:value-type="float" office:value="4.031" calcext:value-type="float">
            <text:p>4.03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025" calcext:value-type="float">
            <text:p>4.0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4.02317" calcext:value-type="float">
            <text:p>4.023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032" calcext:value-type="float">
            <text:p>4.03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026" calcext:value-type="float">
            <text:p>4.0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4.024" calcext:value-type="float">
            <text:p>4.02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/>
          <table:table-cell office:value-type="float" office:value="4.033" calcext:value-type="float">
            <text:p>4.03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.027" calcext:value-type="float">
            <text:p>4.02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4.025" calcext:value-type="float">
            <text:p>4.02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4.06163" calcext:value-type="float">
            <text:p>4.0616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28" calcext:value-type="float">
            <text:p>4.02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4.026" calcext:value-type="float">
            <text:p>4.026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15916" calcext:value-type="float">
            <text:p>4.159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29" calcext:value-type="float">
            <text:p>4.0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.02702" calcext:value-type="float">
            <text:p>4.02702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office:value-type="float" office:value="4.16221" calcext:value-type="float">
            <text:p>4.162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3" calcext:value-type="float">
            <text:p>4.0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.028" calcext:value-type="float">
            <text:p>4.02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4.32838" calcext:value-type="float">
            <text:p>4.3283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31" calcext:value-type="float">
            <text:p>4.0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.029" calcext:value-type="float">
            <text:p>4.02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4.37803" calcext:value-type="float">
            <text:p>4.3780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32" calcext:value-type="float">
            <text:p>4.0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.03" calcext:value-type="float">
            <text:p>4.0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.38566" calcext:value-type="float">
            <text:p>4.3856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033" calcext:value-type="float">
            <text:p>4.0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float" office:value="4.031" calcext:value-type="float">
            <text:p>4.031</text:p>
          </table:table-cell>
          <table:table-cell table:number-columns-repeated="4" office:value-type="float" office:value="14" calcext:value-type="float">
            <text:p>14</text:p>
          </table:table-cell>
          <table:table-cell/>
          <table:table-cell office:value-type="float" office:value="4.43266" calcext:value-type="float">
            <text:p>4.4326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12116" calcext:value-type="float">
            <text:p>4.121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.032" calcext:value-type="float">
            <text:p>4.03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4.48765" calcext:value-type="float">
            <text:p>4.4876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13693" calcext:value-type="float">
            <text:p>4.1369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.033" calcext:value-type="float">
            <text:p>4.03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4.56448" calcext:value-type="float">
            <text:p>4.564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1706" calcext:value-type="float">
            <text:p>4.170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4.03604" calcext:value-type="float">
            <text:p>4.036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.69019" calcext:value-type="float">
            <text:p>4.690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18137" calcext:value-type="float">
            <text:p>4.181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4.10342" calcext:value-type="float">
            <text:p>4.1034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4.85065" calcext:value-type="float">
            <text:p>4.8506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28135" calcext:value-type="float">
            <text:p>4.2813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20386" calcext:value-type="float">
            <text:p>4.2038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89232" calcext:value-type="float">
            <text:p>4.8923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.56085" calcext:value-type="float">
            <text:p>4.5608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27176" calcext:value-type="float">
            <text:p>4.271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92061" calcext:value-type="float">
            <text:p>4.9206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58438" calcext:value-type="float">
            <text:p>4.5843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4.30315" calcext:value-type="float">
            <text:p>4.303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.03126" calcext:value-type="float">
            <text:p>5.031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61768" calcext:value-type="float">
            <text:p>4.6176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.35044" calcext:value-type="float">
            <text:p>4.3504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5.06659" calcext:value-type="float">
            <text:p>5.0665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62901" calcext:value-type="float">
            <text:p>4.629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4.41967" calcext:value-type="float">
            <text:p>4.4196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10501" calcext:value-type="float">
            <text:p>5.1050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64479" calcext:value-type="float">
            <text:p>4.6447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47801" calcext:value-type="float">
            <text:p>4.478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11135" calcext:value-type="float">
            <text:p>5.1113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.79095" calcext:value-type="float">
            <text:p>4.7909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78246" calcext:value-type="float">
            <text:p>4.7824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11316" calcext:value-type="float">
            <text:p>5.113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.87473" calcext:value-type="float">
            <text:p>4.874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88849" calcext:value-type="float">
            <text:p>4.8884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35575" calcext:value-type="float">
            <text:p>5.3557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.09927" calcext:value-type="float">
            <text:p>5.099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91882" calcext:value-type="float">
            <text:p>4.9188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38491" calcext:value-type="float">
            <text:p>5.3849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.1091" calcext:value-type="float">
            <text:p>5.109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94642" calcext:value-type="float">
            <text:p>4.9464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46263" calcext:value-type="float">
            <text:p>5.4626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.18356" calcext:value-type="float">
            <text:p>5.1835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4.95857" calcext:value-type="float">
            <text:p>4.958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46927" calcext:value-type="float">
            <text:p>5.4692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.24334" calcext:value-type="float">
            <text:p>5.243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5.04905" calcext:value-type="float">
            <text:p>5.0490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47998" calcext:value-type="float">
            <text:p>5.4799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.25436" calcext:value-type="float">
            <text:p>5.254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5.11855" calcext:value-type="float">
            <text:p>5.1185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49719" calcext:value-type="float">
            <text:p>5.497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.29111" calcext:value-type="float">
            <text:p>5.291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5.28132" calcext:value-type="float">
            <text:p>5.281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52439" calcext:value-type="float">
            <text:p>5.5243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.296" calcext:value-type="float">
            <text:p>5.2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5.35023" calcext:value-type="float">
            <text:p>5.3502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.52701" calcext:value-type="float">
            <text:p>5.527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.31662" calcext:value-type="float">
            <text:p>5.316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47575" calcext:value-type="float">
            <text:p>5.475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.6607" calcext:value-type="float">
            <text:p>5.66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.39179" calcext:value-type="float">
            <text:p>5.3917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58735" calcext:value-type="float">
            <text:p>5.587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5.7974" calcext:value-type="float">
            <text:p>5.797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.42819" calcext:value-type="float">
            <text:p>5.428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59963" calcext:value-type="float">
            <text:p>5.5996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.81186" calcext:value-type="float">
            <text:p>5.8118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.47542" calcext:value-type="float">
            <text:p>5.4754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61545" calcext:value-type="float">
            <text:p>5.6154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.903" calcext:value-type="float">
            <text:p>5.90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.56428" calcext:value-type="float">
            <text:p>5.564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62308" calcext:value-type="float">
            <text:p>5.6230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.92501" calcext:value-type="float">
            <text:p>5.9250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56717" calcext:value-type="float">
            <text:p>5.567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63207" calcext:value-type="float">
            <text:p>5.6320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01246" calcext:value-type="float">
            <text:p>6.0124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56958" calcext:value-type="float">
            <text:p>5.5695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63899" calcext:value-type="float">
            <text:p>5.6389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0839" calcext:value-type="float">
            <text:p>6.083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57806" calcext:value-type="float">
            <text:p>5.578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65944" calcext:value-type="float">
            <text:p>5.659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.09624" calcext:value-type="float">
            <text:p>6.0962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72606" calcext:value-type="float">
            <text:p>5.726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67408" calcext:value-type="float">
            <text:p>5.6740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6.13009" calcext:value-type="float">
            <text:p>6.1300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7655" calcext:value-type="float">
            <text:p>5.76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68374" calcext:value-type="float">
            <text:p>5.6837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13069" calcext:value-type="float">
            <text:p>6.1306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80078" calcext:value-type="float">
            <text:p>5.800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70641" calcext:value-type="float">
            <text:p>5.7064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3393" calcext:value-type="float">
            <text:p>6.1339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86865" calcext:value-type="float">
            <text:p>5.8686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70948" calcext:value-type="float">
            <text:p>5.709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4389" calcext:value-type="float">
            <text:p>6.1438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87837" calcext:value-type="float">
            <text:p>5.878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76389" calcext:value-type="float">
            <text:p>5.763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7851" calcext:value-type="float">
            <text:p>6.1785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95024" calcext:value-type="float">
            <text:p>5.950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5.77347" calcext:value-type="float">
            <text:p>5.773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8547" calcext:value-type="float">
            <text:p>6.1854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96808" calcext:value-type="float">
            <text:p>5.9680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5.81123" calcext:value-type="float">
            <text:p>5.811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19281" calcext:value-type="float">
            <text:p>6.1928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97568" calcext:value-type="float">
            <text:p>5.975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5.81362" calcext:value-type="float">
            <text:p>5.813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20401" calcext:value-type="float">
            <text:p>6.2040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01143" calcext:value-type="float">
            <text:p>6.011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5.89446" calcext:value-type="float">
            <text:p>5.894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2507" calcext:value-type="float">
            <text:p>6.225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.01862" calcext:value-type="float">
            <text:p>6.018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.91418" calcext:value-type="float">
            <text:p>5.914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30422" calcext:value-type="float">
            <text:p>6.304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0298" calcext:value-type="float">
            <text:p>6.02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.94396" calcext:value-type="float">
            <text:p>5.943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31618" calcext:value-type="float">
            <text:p>6.316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03471" calcext:value-type="float">
            <text:p>6.034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.9509" calcext:value-type="float">
            <text:p>5.95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57401" calcext:value-type="float">
            <text:p>6.574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05926" calcext:value-type="float">
            <text:p>6.059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.95955" calcext:value-type="float">
            <text:p>5.959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72502" calcext:value-type="float">
            <text:p>6.725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07174" calcext:value-type="float">
            <text:p>6.071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.0528" calcext:value-type="float">
            <text:p>6.05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73365" calcext:value-type="float">
            <text:p>6.733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09613" calcext:value-type="float">
            <text:p>6.096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.11221" calcext:value-type="float">
            <text:p>6.112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73806" calcext:value-type="float">
            <text:p>6.738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.11886" calcext:value-type="float">
            <text:p>6.118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.11453" calcext:value-type="float">
            <text:p>6.114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74742" calcext:value-type="float">
            <text:p>6.747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2293" calcext:value-type="float">
            <text:p>6.1229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.14127" calcext:value-type="float">
            <text:p>6.141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091" calcext:value-type="float">
            <text:p>6.750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2371" calcext:value-type="float">
            <text:p>6.123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.14135" calcext:value-type="float">
            <text:p>6.14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8302" calcext:value-type="float">
            <text:p>6.783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7205" calcext:value-type="float">
            <text:p>6.172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.27002" calcext:value-type="float">
            <text:p>6.270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8578" calcext:value-type="float">
            <text:p>6.785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19881" calcext:value-type="float">
            <text:p>6.198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.27446" calcext:value-type="float">
            <text:p>6.274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8952" calcext:value-type="float">
            <text:p>6.789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20757" calcext:value-type="float">
            <text:p>6.207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.28278" calcext:value-type="float">
            <text:p>6.282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6018" calcext:value-type="float">
            <text:p>6.860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21307" calcext:value-type="float">
            <text:p>6.213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.28742" calcext:value-type="float">
            <text:p>6.287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6557" calcext:value-type="float">
            <text:p>6.865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2416" calcext:value-type="float">
            <text:p>6.22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.29109" calcext:value-type="float">
            <text:p>6.291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87258" calcext:value-type="float">
            <text:p>6.872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3453" calcext:value-type="float">
            <text:p>6.234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.29491" calcext:value-type="float">
            <text:p>6.294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828" calcext:value-type="float">
            <text:p>6.88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7512" calcext:value-type="float">
            <text:p>6.27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.37718" calcext:value-type="float">
            <text:p>6.377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9038" calcext:value-type="float">
            <text:p>6.890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27745" calcext:value-type="float">
            <text:p>6.27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.38033" calcext:value-type="float">
            <text:p>6.380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9337" calcext:value-type="float">
            <text:p>6.89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29114" calcext:value-type="float">
            <text:p>6.29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.38136" calcext:value-type="float">
            <text:p>6.381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9431" calcext:value-type="float">
            <text:p>6.894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31787" calcext:value-type="float">
            <text:p>6.31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.42735" calcext:value-type="float">
            <text:p>6.427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9722" calcext:value-type="float">
            <text:p>6.897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32916" calcext:value-type="float">
            <text:p>6.32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.4469" calcext:value-type="float">
            <text:p>6.4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9406" calcext:value-type="float">
            <text:p>6.94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36726" calcext:value-type="float">
            <text:p>6.367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6.47361" calcext:value-type="float">
            <text:p>6.47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01549" calcext:value-type="float">
            <text:p>7.01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0979" calcext:value-type="float">
            <text:p>6.4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.5025" calcext:value-type="float">
            <text:p>6.5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22335" calcext:value-type="float">
            <text:p>7.22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50691" calcext:value-type="float">
            <text:p>6.50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.50651" calcext:value-type="float">
            <text:p>6.50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30571" calcext:value-type="float">
            <text:p>7.30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75954" calcext:value-type="float">
            <text:p>6.7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.50718" calcext:value-type="float">
            <text:p>6.507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.5505" calcext:value-type="float">
            <text:p>7.55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.77728" calcext:value-type="float">
            <text:p>6.77728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21:45:15.727509723</dc:date>
    <meta:editing-duration>PT2H53S</meta:editing-duration>
    <meta:editing-cycles>1</meta:editing-cycles>
    <meta:document-statistic meta:table-count="1" meta:cell-count="2898" meta:object-count="3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97cm" svg:y="0.316cm" chart:style-name="ch2">
          <text:p>Random</text:p>
        </chart:title>
        <chart:legend chart:legend-position="end" svg:x="13.518cm" svg:y="3.454cm" style:legend-expansion="high" chart:style-name="ch3"/>
        <chart:plot-area chart:style-name="ch4" table:cell-range-address="l.K1:l.O193" chart:data-source-has-labels="row" svg:x="0.32cm" svg:y="1.301cm" svg:width="12.878cm" svg:height="7.519cm">
          <chartooo:coordinate-region svg:x="0.941cm" svg:y="1.5cm" svg:width="12.163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.L2:l.L193" chart:label-cell-address="l.L1:l.L1" chart:class="chart:scatter">
            <chart:domain table:cell-range-address="l.K2:l.K193"/>
            <chart:data-point chart:repeated="192"/>
          </chart:series>
          <chart:series chart:style-name="ch8" chart:values-cell-range-address="l.M2:l.M193" chart:label-cell-address="l.M1:l.M1" chart:class="chart:scatter">
            <chart:data-point chart:repeated="192"/>
          </chart:series>
          <chart:series chart:style-name="ch9" chart:values-cell-range-address="l.N2:l.N193" chart:label-cell-address="l.N1:l.N1" chart:class="chart:scatter">
            <chart:data-point chart:repeated="192"/>
          </chart:series>
          <chart:series chart:style-name="ch10" chart:values-cell-range-address="l.O2:l.O193" chart:label-cell-address="l.O1:l.O1" chart:class="chart:scatter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erver1</text:p>
                <draw:g>
                  <svg:desc>l.L1:l.L1</svg:desc>
                </draw:g>
              </table:table-cell>
              <table:table-cell office:value-type="string">
                <text:p>server2</text:p>
                <draw:g>
                  <svg:desc>l.M1:l.M1</svg:desc>
                </draw:g>
              </table:table-cell>
              <table:table-cell office:value-type="string">
                <text:p>server3</text:p>
                <draw:g>
                  <svg:desc>l.N1:l.N1</svg:desc>
                </draw:g>
              </table:table-cell>
              <table:table-cell office:value-type="string">
                <text:p>server4</text:p>
                <draw:g>
                  <svg:desc>l.O1:l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l.K2:l.K193</svg:desc>
                </draw:g>
              </table:table-cell>
              <table:table-cell office:value-type="float" office:value="0">
                <text:p>0</text:p>
                <draw:g>
                  <svg:desc>l.L2:l.L193</svg:desc>
                </draw:g>
              </table:table-cell>
              <table:table-cell office:value-type="float" office:value="0">
                <text:p>0</text:p>
                <draw:g>
                  <svg:desc>l.M2:l.M193</svg:desc>
                </draw:g>
              </table:table-cell>
              <table:table-cell office:value-type="float" office:value="0">
                <text:p>0</text:p>
                <draw:g>
                  <svg:desc>l.N2:l.N193</svg:desc>
                </draw:g>
              </table:table-cell>
              <table:table-cell office:value-type="float" office:value="1">
                <text:p>1</text:p>
                <draw:g>
                  <svg:desc>l.O2:l.O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">
                <text:p>1.0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2">
                <text:p>1.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">
                <text:p>1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">
                <text:p>1.0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5">
                <text:p>1.0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">
                <text:p>1.0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8">
                <text:p>1.01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9">
                <text:p>1.0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1">
                <text:p>1.02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">
                <text:p>1.02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3">
                <text:p>1.02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">
                <text:p>1.02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">
                <text:p>1.02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6">
                <text:p>1.02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7">
                <text:p>1.02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">
                <text:p>1.0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9">
                <text:p>1.0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">
                <text:p>1.0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1">
                <text:p>1.03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2">
                <text:p>1.03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">
                <text:p>1.03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4654">
                <text:p>1.7465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8733">
                <text:p>1.7873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646">
                <text:p>1.9064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9942">
                <text:p>1.9994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1">
                <text:p>2.0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11">
                <text:p>2.0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12">
                <text:p>2.0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13">
                <text:p>2.01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4">
                <text:p>2.0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15">
                <text:p>2.0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6">
                <text:p>2.01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7">
                <text:p>2.01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18">
                <text:p>2.01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9">
                <text:p>2.01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2">
                <text:p>2.0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21">
                <text:p>2.02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22">
                <text:p>2.02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23">
                <text:p>2.02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24">
                <text:p>2.02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25">
                <text:p>2.02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26">
                <text:p>2.02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7">
                <text:p>2.02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28">
                <text:p>2.02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29">
                <text:p>2.02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3">
                <text:p>2.0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31">
                <text:p>2.03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32">
                <text:p>2.03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33">
                <text:p>2.03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4971">
                <text:p>2.3497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1625">
                <text:p>2.4162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1802">
                <text:p>2.4180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929">
                <text:p>2.492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6857">
                <text:p>2.5685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6259">
                <text:p>2.6625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9829">
                <text:p>2.6982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3706">
                <text:p>2.8370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5865">
                <text:p>2.9586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8753">
                <text:p>2.9875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8956">
                <text:p>2.9895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925">
                <text:p>2.992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1">
                <text:p>3.0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11">
                <text:p>3.0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12">
                <text:p>3.0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13">
                <text:p>3.01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14">
                <text:p>3.0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15">
                <text:p>3.01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16">
                <text:p>3.0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7">
                <text:p>3.0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18">
                <text:p>3.0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19">
                <text:p>3.01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2">
                <text:p>3.0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21">
                <text:p>3.02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22">
                <text:p>3.02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23">
                <text:p>3.02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24">
                <text:p>3.02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25">
                <text:p>3.02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26">
                <text:p>3.02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27">
                <text:p>3.02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28">
                <text:p>3.02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29">
                <text:p>3.02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3">
                <text:p>3.0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31">
                <text:p>3.03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32">
                <text:p>3.03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33">
                <text:p>3.03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3327">
                <text:p>3.0332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5532">
                <text:p>3.0553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8142">
                <text:p>3.0814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3734">
                <text:p>3.1373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2046">
                <text:p>3.2204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2263">
                <text:p>3.3226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148">
                <text:p>3.514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1667">
                <text:p>3.5166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4419">
                <text:p>3.5441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7589">
                <text:p>3.6758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7597">
                <text:p>3.6759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3482">
                <text:p>3.9348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95034">
                <text:p>3.9503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1">
                <text:p>4.0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11">
                <text:p>4.011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012">
                <text:p>4.0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013">
                <text:p>4.0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014">
                <text:p>4.0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015">
                <text:p>4.0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16">
                <text:p>4.0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17">
                <text:p>4.0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18">
                <text:p>4.0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19">
                <text:p>4.01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2">
                <text:p>4.0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21">
                <text:p>4.0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22">
                <text:p>4.02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23">
                <text:p>4.02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24">
                <text:p>4.02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25">
                <text:p>4.02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26">
                <text:p>4.0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27">
                <text:p>4.02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28">
                <text:p>4.02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9">
                <text:p>4.02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3">
                <text:p>4.0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31">
                <text:p>4.03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32">
                <text:p>4.032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33">
                <text:p>4.033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6163">
                <text:p>4.06163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5916">
                <text:p>4.159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221">
                <text:p>4.1622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2838">
                <text:p>4.32838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7803">
                <text:p>4.37803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8566">
                <text:p>4.38566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3266">
                <text:p>4.43266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8765">
                <text:p>4.4876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56448">
                <text:p>4.5644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9019">
                <text:p>4.6901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85065">
                <text:p>4.8506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9232">
                <text:p>4.8923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2061">
                <text:p>4.9206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03126">
                <text:p>5.0312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06659">
                <text:p>5.06659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10501">
                <text:p>5.1050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11135">
                <text:p>5.1113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11316">
                <text:p>5.113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35575">
                <text:p>5.3557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38491">
                <text:p>5.3849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46263">
                <text:p>5.46263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46927">
                <text:p>5.4692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47998">
                <text:p>5.4799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49719">
                <text:p>5.4971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52439">
                <text:p>5.5243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52701">
                <text:p>5.5270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6607">
                <text:p>5.660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7974">
                <text:p>5.797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81186">
                <text:p>5.8118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903">
                <text:p>5.90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92501">
                <text:p>5.9250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01246">
                <text:p>6.0124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0839">
                <text:p>6.083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09624">
                <text:p>6.0962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13009">
                <text:p>6.1300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3069">
                <text:p>6.1306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3393">
                <text:p>6.1339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4389">
                <text:p>6.1438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17851">
                <text:p>6.1785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8547">
                <text:p>6.1854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9281">
                <text:p>6.1928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0401">
                <text:p>6.2040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2507">
                <text:p>6.2250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30422">
                <text:p>6.3042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31618">
                <text:p>6.3161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57401">
                <text:p>6.5740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72502">
                <text:p>6.7250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73365">
                <text:p>6.7336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73806">
                <text:p>6.7380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74742">
                <text:p>6.7474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75091">
                <text:p>6.7509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78302">
                <text:p>6.7830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78578">
                <text:p>6.7857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78952">
                <text:p>6.7895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6018">
                <text:p>6.860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86557">
                <text:p>6.8655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87258">
                <text:p>6.8725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8828">
                <text:p>6.882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89038">
                <text:p>6.8903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89337">
                <text:p>6.8933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89431">
                <text:p>6.8943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89722">
                <text:p>6.897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9406">
                <text:p>6.940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1549">
                <text:p>7.0154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22335">
                <text:p>7.223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0571">
                <text:p>7.305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5505">
                <text:p>7.5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6.819cm" svg:y="0.316cm" chart:style-name="ch2">
          <text:p>Least-conn</text:p>
        </chart:title>
        <chart:legend chart:legend-position="end" svg:x="13.519cm" svg:y="3.457cm" style:legend-expansion="high" chart:style-name="ch3"/>
        <chart:plot-area chart:style-name="ch4" table:cell-range-address="l.E1:l.I193" chart:data-source-has-labels="row" svg:x="0.32cm" svg:y="1.301cm" svg:width="12.879cm" svg:height="7.525cm">
          <chartooo:coordinate-region svg:x="0.941cm" svg:y="1.5cm" svg:width="12.164cm" svg:height="6.6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.F2:l.F193" chart:label-cell-address="l.F1:l.F1" chart:class="chart:scatter">
            <chart:domain table:cell-range-address="l.E2:l.E193"/>
            <chart:data-point chart:repeated="192"/>
          </chart:series>
          <chart:series chart:style-name="ch8" chart:values-cell-range-address="l.G2:l.G193" chart:label-cell-address="l.G1:l.G1" chart:class="chart:scatter">
            <chart:data-point chart:repeated="192"/>
          </chart:series>
          <chart:series chart:style-name="ch9" chart:values-cell-range-address="l.H2:l.H193" chart:label-cell-address="l.H1:l.H1" chart:class="chart:scatter">
            <chart:data-point chart:repeated="192"/>
          </chart:series>
          <chart:series chart:style-name="ch10" chart:values-cell-range-address="l.I2:l.I193" chart:label-cell-address="l.I1:l.I1" chart:class="chart:scatter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rver1</text:p>
                <draw:g>
                  <svg:desc>l.F1:l.F1</svg:desc>
                </draw:g>
              </table:table-cell>
              <table:table-cell office:value-type="string">
                <text:p>server2</text:p>
                <draw:g>
                  <svg:desc>l.G1:l.G1</svg:desc>
                </draw:g>
              </table:table-cell>
              <table:table-cell office:value-type="string">
                <text:p>server3</text:p>
                <draw:g>
                  <svg:desc>l.H1:l.H1</svg:desc>
                </draw:g>
              </table:table-cell>
              <table:table-cell office:value-type="string">
                <text:p>server4</text:p>
                <draw:g>
                  <svg:desc>l.I1:l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l.E2:l.E193</svg:desc>
                </draw:g>
              </table:table-cell>
              <table:table-cell office:value-type="float" office:value="1">
                <text:p>1</text:p>
                <draw:g>
                  <svg:desc>l.F2:l.F193</svg:desc>
                </draw:g>
              </table:table-cell>
              <table:table-cell office:value-type="float" office:value="0">
                <text:p>0</text:p>
                <draw:g>
                  <svg:desc>l.G2:l.G193</svg:desc>
                </draw:g>
              </table:table-cell>
              <table:table-cell office:value-type="float" office:value="0">
                <text:p>0</text:p>
                <draw:g>
                  <svg:desc>l.H2:l.H193</svg:desc>
                </draw:g>
              </table:table-cell>
              <table:table-cell office:value-type="float" office:value="0">
                <text:p>0</text:p>
                <draw:g>
                  <svg:desc>l.I2:l.I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">
                <text:p>1.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2">
                <text:p>1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">
                <text:p>1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">
                <text:p>1.0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5">
                <text:p>1.0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">
                <text:p>1.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8">
                <text:p>1.0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9">
                <text:p>1.0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1">
                <text:p>1.0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">
                <text:p>1.0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3">
                <text:p>1.0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">
                <text:p>1.02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">
                <text:p>1.0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6">
                <text:p>1.02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7">
                <text:p>1.0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">
                <text:p>1.0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9">
                <text:p>1.0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">
                <text:p>1.0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1">
                <text:p>1.03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2">
                <text:p>1.0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">
                <text:p>1.03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235">
                <text:p>1.9923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1">
                <text:p>2.0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11">
                <text:p>2.0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1137">
                <text:p>2.0113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12">
                <text:p>2.0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13">
                <text:p>2.0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14">
                <text:p>2.0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15">
                <text:p>2.0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6">
                <text:p>2.0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163">
                <text:p>2.016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7">
                <text:p>2.01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8">
                <text:p>2.0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19">
                <text:p>2.0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987">
                <text:p>2.0198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2">
                <text:p>2.0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21">
                <text:p>2.02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22">
                <text:p>2.02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23">
                <text:p>2.02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24">
                <text:p>2.02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25">
                <text:p>2.02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26">
                <text:p>2.02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7">
                <text:p>2.0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28">
                <text:p>2.02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29">
                <text:p>2.0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3">
                <text:p>2.0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31">
                <text:p>2.03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32">
                <text:p>2.03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33">
                <text:p>2.03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4834">
                <text:p>2.2483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0758">
                <text:p>2.3075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0985">
                <text:p>2.3098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1138">
                <text:p>2.3113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1791">
                <text:p>2.3179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4422">
                <text:p>2.3442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5683">
                <text:p>2.3568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83">
                <text:p>2.378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0359">
                <text:p>2.4035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221">
                <text:p>2.422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3016">
                <text:p>2.4301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3076">
                <text:p>2.4307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0755">
                <text:p>2.5075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3245">
                <text:p>2.532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9306">
                <text:p>2.5930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9488">
                <text:p>2.5948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3289">
                <text:p>2.7328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5634">
                <text:p>2.7563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0587">
                <text:p>2.8058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8575">
                <text:p>2.9857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8957">
                <text:p>2.9895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1">
                <text:p>3.0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11">
                <text:p>3.0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12">
                <text:p>3.0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13">
                <text:p>3.0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14">
                <text:p>3.0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15">
                <text:p>3.0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16">
                <text:p>3.0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17">
                <text:p>3.0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18">
                <text:p>3.0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19">
                <text:p>3.01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2">
                <text:p>3.0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21">
                <text:p>3.0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22">
                <text:p>3.02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23">
                <text:p>3.02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24">
                <text:p>3.0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5">
                <text:p>3.0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26">
                <text:p>3.02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27">
                <text:p>3.02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28">
                <text:p>3.02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29">
                <text:p>3.02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3">
                <text:p>3.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31">
                <text:p>3.03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32">
                <text:p>3.03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33">
                <text:p>3.0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676">
                <text:p>3.167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8082">
                <text:p>3.2808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41459">
                <text:p>3.4145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9941">
                <text:p>3.6994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0565">
                <text:p>3.7056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1028">
                <text:p>3.7102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3175">
                <text:p>3.7317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9393">
                <text:p>3.7939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4208">
                <text:p>3.8420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7393">
                <text:p>3.8739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89573">
                <text:p>3.8957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244">
                <text:p>3.924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1">
                <text:p>4.0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11">
                <text:p>4.0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12">
                <text:p>4.0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13">
                <text:p>4.0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14">
                <text:p>4.0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15">
                <text:p>4.0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16">
                <text:p>4.0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17">
                <text:p>4.0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18">
                <text:p>4.0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19">
                <text:p>4.01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2">
                <text:p>4.0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1">
                <text:p>4.0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22">
                <text:p>4.02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23">
                <text:p>4.02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2317">
                <text:p>4.0231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24">
                <text:p>4.02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25">
                <text:p>4.02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26">
                <text:p>4.02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2702">
                <text:p>4.0270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28">
                <text:p>4.02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29">
                <text:p>4.0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03">
                <text:p>4.0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31">
                <text:p>4.03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032">
                <text:p>4.03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33">
                <text:p>4.03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3604">
                <text:p>4.0360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10342">
                <text:p>4.1034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20386">
                <text:p>4.2038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27176">
                <text:p>4.2717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0315">
                <text:p>4.303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35044">
                <text:p>4.3504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1967">
                <text:p>4.4196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7801">
                <text:p>4.4780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8246">
                <text:p>4.7824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8849">
                <text:p>4.8884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1882">
                <text:p>4.9188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4642">
                <text:p>4.9464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5857">
                <text:p>4.9585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4905">
                <text:p>5.0490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11855">
                <text:p>5.1185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28132">
                <text:p>5.2813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35023">
                <text:p>5.3502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47575">
                <text:p>5.4757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58735">
                <text:p>5.5873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59963">
                <text:p>5.5996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61545">
                <text:p>5.6154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62308">
                <text:p>5.6230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3207">
                <text:p>5.6320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3899">
                <text:p>5.6389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65944">
                <text:p>5.6594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67408">
                <text:p>5.6740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68374">
                <text:p>5.6837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70641">
                <text:p>5.7064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70948">
                <text:p>5.7094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6389">
                <text:p>5.7638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77347">
                <text:p>5.7734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81123">
                <text:p>5.8112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81362">
                <text:p>5.8136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89446">
                <text:p>5.8944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91418">
                <text:p>5.914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94396">
                <text:p>5.9439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509">
                <text:p>5.950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95955">
                <text:p>5.9595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0528">
                <text:p>6.052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11221">
                <text:p>6.1122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1453">
                <text:p>6.1145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14127">
                <text:p>6.141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14135">
                <text:p>6.1413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27002">
                <text:p>6.2700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7446">
                <text:p>6.2744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8278">
                <text:p>6.2827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8742">
                <text:p>6.2874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9109">
                <text:p>6.2910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9491">
                <text:p>6.2949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37718">
                <text:p>6.377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38033">
                <text:p>6.3803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38136">
                <text:p>6.3813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42735">
                <text:p>6.427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4469">
                <text:p>6.44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47361">
                <text:p>6.4736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5025">
                <text:p>6.50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50651">
                <text:p>6.506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50718">
                <text:p>6.50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Round Robin</text:p>
        </chart:title>
        <chart:legend chart:legend-position="end" svg:x="13.518cm" svg:y="3.454cm" style:legend-expansion="high" chart:style-name="ch3"/>
        <chart:plot-area chart:style-name="ch4" table:cell-range-address="l.Q1:l.U193" chart:data-source-has-labels="row" svg:x="0.32cm" svg:y="1.301cm" svg:width="12.878cm" svg:height="7.519cm">
          <chartooo:coordinate-region svg:x="0.941cm" svg:y="1.5cm" svg:width="12.163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.R2:l.R193" chart:label-cell-address="l.R1:l.R1" chart:class="chart:scatter">
            <chart:domain table:cell-range-address="l.Q2:l.Q193"/>
            <chart:data-point chart:repeated="192"/>
          </chart:series>
          <chart:series chart:style-name="ch8" chart:values-cell-range-address="l.S2:l.S193" chart:label-cell-address="l.S1:l.S1" chart:class="chart:scatter">
            <chart:data-point chart:repeated="192"/>
          </chart:series>
          <chart:series chart:style-name="ch9" chart:values-cell-range-address="l.T2:l.T193" chart:label-cell-address="l.T1:l.T1" chart:class="chart:scatter">
            <chart:data-point chart:repeated="192"/>
          </chart:series>
          <chart:series chart:style-name="ch10" chart:values-cell-range-address="l.U2:l.U193" chart:label-cell-address="l.U1:l.U1" chart:class="chart:scatter">
            <chart:data-point chart:repeated="1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server1</text:p>
                <draw:g>
                  <svg:desc>l.R1:l.R1</svg:desc>
                </draw:g>
              </table:table-cell>
              <table:table-cell office:value-type="string">
                <text:p>server2</text:p>
                <draw:g>
                  <svg:desc>l.S1:l.S1</svg:desc>
                </draw:g>
              </table:table-cell>
              <table:table-cell office:value-type="string">
                <text:p>server3</text:p>
                <draw:g>
                  <svg:desc>l.T1:l.T1</svg:desc>
                </draw:g>
              </table:table-cell>
              <table:table-cell office:value-type="string">
                <text:p>server4</text:p>
                <draw:g>
                  <svg:desc>l.U1:l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l.Q2:l.Q193</svg:desc>
                </draw:g>
              </table:table-cell>
              <table:table-cell office:value-type="float" office:value="1">
                <text:p>1</text:p>
                <draw:g>
                  <svg:desc>l.R2:l.R193</svg:desc>
                </draw:g>
              </table:table-cell>
              <table:table-cell office:value-type="float" office:value="0">
                <text:p>0</text:p>
                <draw:g>
                  <svg:desc>l.S2:l.S193</svg:desc>
                </draw:g>
              </table:table-cell>
              <table:table-cell office:value-type="float" office:value="0">
                <text:p>0</text:p>
                <draw:g>
                  <svg:desc>l.T2:l.T193</svg:desc>
                </draw:g>
              </table:table-cell>
              <table:table-cell office:value-type="float" office:value="0">
                <text:p>0</text:p>
                <draw:g>
                  <svg:desc>l.U2:l.U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">
                <text:p>1.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2">
                <text:p>1.0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3">
                <text:p>1.0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">
                <text:p>1.0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5">
                <text:p>1.0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">
                <text:p>1.0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8">
                <text:p>1.01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9">
                <text:p>1.01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1">
                <text:p>1.0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">
                <text:p>1.0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3">
                <text:p>1.0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4">
                <text:p>1.02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5">
                <text:p>1.02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6">
                <text:p>1.02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7">
                <text:p>1.0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8">
                <text:p>1.0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9">
                <text:p>1.0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3">
                <text:p>1.0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1">
                <text:p>1.03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2">
                <text:p>1.03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3">
                <text:p>1.03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235">
                <text:p>1.9923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1">
                <text:p>2.0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11">
                <text:p>2.0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1137">
                <text:p>2.0113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12">
                <text:p>2.0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13">
                <text:p>2.0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14">
                <text:p>2.0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15">
                <text:p>2.0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6">
                <text:p>2.0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163">
                <text:p>2.016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17">
                <text:p>2.0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18">
                <text:p>2.0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19">
                <text:p>2.01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1985">
                <text:p>2.0198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2">
                <text:p>2.0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21">
                <text:p>2.02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22">
                <text:p>2.02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23">
                <text:p>2.02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24">
                <text:p>2.02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25">
                <text:p>2.02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26">
                <text:p>2.02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7">
                <text:p>2.0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28">
                <text:p>2.02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29">
                <text:p>2.0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3">
                <text:p>2.0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31">
                <text:p>2.03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32">
                <text:p>2.03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33">
                <text:p>2.03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4844">
                <text:p>2.2484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868">
                <text:p>2.286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0757">
                <text:p>2.3075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1791">
                <text:p>2.3179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4383">
                <text:p>2.3438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4422">
                <text:p>2.3442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6405">
                <text:p>2.3640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8407">
                <text:p>2.3840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8588">
                <text:p>2.3858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0547">
                <text:p>2.4054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2515">
                <text:p>2.425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2802">
                <text:p>2.4280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4484">
                <text:p>2.4448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5224">
                <text:p>2.5522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0439">
                <text:p>2.6043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0453">
                <text:p>2.6045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307">
                <text:p>2.73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1163">
                <text:p>2.8116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5835">
                <text:p>2.9583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">
                <text:p>3.0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11">
                <text:p>3.01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12">
                <text:p>3.0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13">
                <text:p>3.01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14">
                <text:p>3.0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15">
                <text:p>3.0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16">
                <text:p>3.0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17">
                <text:p>3.01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18">
                <text:p>3.01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19">
                <text:p>3.0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2">
                <text:p>3.0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21">
                <text:p>3.02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22">
                <text:p>3.02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23">
                <text:p>3.02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24">
                <text:p>3.0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25">
                <text:p>3.0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26">
                <text:p>3.02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7">
                <text:p>3.02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28">
                <text:p>3.02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29">
                <text:p>3.02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3">
                <text:p>3.0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31">
                <text:p>3.03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32">
                <text:p>3.03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33">
                <text:p>3.0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2323">
                <text:p>3.1232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5544">
                <text:p>3.2554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8397">
                <text:p>3.3839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7583">
                <text:p>3.6758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7978">
                <text:p>3.7797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2102">
                <text:p>3.8210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6216">
                <text:p>3.862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6606">
                <text:p>3.8660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3499">
                <text:p>3.9349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5662">
                <text:p>3.9566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62">
                <text:p>3.96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01">
                <text:p>4.0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11">
                <text:p>4.0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12">
                <text:p>4.0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013">
                <text:p>4.0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14">
                <text:p>4.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15">
                <text:p>4.0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16">
                <text:p>4.0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17">
                <text:p>4.0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18">
                <text:p>4.01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19">
                <text:p>4.01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2">
                <text:p>4.0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21">
                <text:p>4.0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22">
                <text:p>4.02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23">
                <text:p>4.02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355">
                <text:p>4.0235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24">
                <text:p>4.02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25">
                <text:p>4.02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26">
                <text:p>4.02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27">
                <text:p>4.02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28">
                <text:p>4.02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29">
                <text:p>4.02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3">
                <text:p>4.0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31">
                <text:p>4.03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32">
                <text:p>4.03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033">
                <text:p>4.03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2116">
                <text:p>4.121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3693">
                <text:p>4.1369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706">
                <text:p>4.170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18137">
                <text:p>4.1813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8135">
                <text:p>4.2813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085">
                <text:p>4.5608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8438">
                <text:p>4.5843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1768">
                <text:p>4.6176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2901">
                <text:p>4.6290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4479">
                <text:p>4.6447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9095">
                <text:p>4.7909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7473">
                <text:p>4.8747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09927">
                <text:p>5.0992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91">
                <text:p>5.109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18356">
                <text:p>5.1835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24334">
                <text:p>5.2433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5436">
                <text:p>5.2543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29111">
                <text:p>5.291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296">
                <text:p>5.29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31662">
                <text:p>5.3166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39179">
                <text:p>5.3917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42819">
                <text:p>5.4281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47542">
                <text:p>5.4754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6428">
                <text:p>5.5642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6717">
                <text:p>5.567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56958">
                <text:p>5.5695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57806">
                <text:p>5.5780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2606">
                <text:p>5.7260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7655">
                <text:p>5.765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80078">
                <text:p>5.8007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86865">
                <text:p>5.8686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87837">
                <text:p>5.8783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95024">
                <text:p>5.9502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6808">
                <text:p>5.9680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97568">
                <text:p>5.9756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01143">
                <text:p>6.0114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01862">
                <text:p>6.0186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0298">
                <text:p>6.029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03471">
                <text:p>6.0347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05926">
                <text:p>6.0592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07174">
                <text:p>6.0717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09613">
                <text:p>6.096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11886">
                <text:p>6.1188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2293">
                <text:p>6.1229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12371">
                <text:p>6.1237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17205">
                <text:p>6.172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9881">
                <text:p>6.1988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20757">
                <text:p>6.2075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21307">
                <text:p>6.2130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22416">
                <text:p>6.224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23453">
                <text:p>6.234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7512">
                <text:p>6.275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27745">
                <text:p>6.27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9114">
                <text:p>6.29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31787">
                <text:p>6.3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32916">
                <text:p>6.32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36726">
                <text:p>6.36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40979">
                <text:p>6.40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50691">
                <text:p>6.50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75954">
                <text:p>6.75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77728">
                <text:p>6.77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